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864cm" fo:min-width="0.455cm" draw:shadow="hidden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763cm" fo:min-width="0.135cm" draw:shadow="hidden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864cm" fo:min-width="0.454cm" draw:shadow="hidden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712cm" fo:min-width="0.731cm" draw:shadow="hidden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draw:shadow="hidden"/>
    </style:style>
    <style:style style:name="gr8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.111cm" fo:min-width="1.607cm" draw:shadow="hidden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7.75cm" fo:min-width="4.5cm"/>
    </style:style>
    <style:style style:name="gr110" style:family="graphic" style:parent-style-name="standard">
      <style:graphic-properties svg:stroke-color="#000000" draw:opacity="0%" draw:textarea-horizontal-align="justify" draw:textarea-vertical-align="middle" draw:auto-grow-height="false" fo:min-height="3.85cm" fo:min-width="0cm"/>
    </style:style>
    <style:style style:name="gr111" style:family="graphic" style:parent-style-name="standard">
      <style:graphic-properties svg:stroke-color="#000000" draw:opacity="0%" draw:textarea-horizontal-align="justify" draw:textarea-vertical-align="middle" draw:auto-grow-height="false" fo:min-height="2.35cm" fo:min-width="0cm"/>
    </style:style>
    <style:style style:name="gr11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0cm"/>
    </style:style>
    <style:style style:name="gr113" style:family="graphic" style:parent-style-name="standard">
      <style:graphic-properties svg:stroke-color="#000000" draw:opacity="0%" draw:textarea-horizontal-align="justify" draw:textarea-vertical-align="middle" draw:auto-grow-height="false" fo:min-height="2.05cm" fo:min-width="0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0.8cm"/>
    </style:style>
    <style:style style:name="gr1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path draw:style-name="gr1" draw:text-style-name="P1" draw:layer="layout" svg:width="0.586cm" svg:height="1.397cm" svg:x="13.183cm" svg:y="7.159cm" svg:viewBox="0 0 587 1398" svg:d="M0 0c196 0 391 0 587 0 0 466 0 932 0 1398-196 0-391 0-587 0 0-466 0-932 0-1398z">
                <text:p/>
              </draw:path>
              <draw:path draw:style-name="gr2" draw:text-style-name="P2" draw:layer="layout" svg:width="0cm" svg:height="0.465cm" svg:x="13.476cm" svg:y="6.693cm" svg:viewBox="0 0 0 466" svg:d="M0 0c0 155 0 311 0 466">
                <text:p/>
              </draw:path>
              <draw:path draw:style-name="gr3" draw:text-style-name="P2" draw:layer="layout" svg:width="0cm" svg:height="0.465cm" svg:x="13.476cm" svg:y="8.557cm" svg:viewBox="0 0 0 466" svg:d="M0 0c0 155 0 311 0 466">
                <text:p/>
              </draw:path>
              <draw:g>
                <draw:path draw:style-name="gr4" draw:text-style-name="P3" draw:layer="layout" svg:width="0.225cm" svg:height="0.264cm" svg:x="13.375cm" svg:y="7.701cm" svg:viewBox="0 0 226 265" svg:d="M185 265l-68-110h-82v110h-35v-265h123c29 0 52 7 68 20s24 32 24 56c0 20-5 36-17 49-11 14-27 22-47 26l75 114zM180 76c0-15-6-27-16-35s-25-13-44-13h-85v99h86c19 0 33-5 43-14 11-9 16-21 16-37z">
                  <text:p/>
                </draw:path>
                <draw:path draw:style-name="gr4" draw:text-style-name="P3" draw:layer="layout" svg:width="0.094cm" svg:height="0.152cm" svg:x="13.634cm" svg:y="7.939cm" svg:viewBox="0 0 95 153" svg:d="M0 153c0-5 0-11 0-17 13 0 26 0 39 0 0-39 0-78 0-117-12 8-23 16-35 25 0-7 0-13 0-19 12-8 24-17 36-25 6 0 12 0 18 0 0 45 0 91 0 136 12 0 25 0 37 0 0 6 0 12 0 17-32 0-63 0-95 0z">
                  <text:p/>
                </draw:path>
              </draw:g>
            </draw:g>
          </draw:g>
          <draw:g>
            <draw:path draw:style-name="gr5" draw:text-style-name="P2" draw:layer="layout" svg:width="0cm" svg:height="0.393cm" svg:x="13.471cm" svg:y="8.914cm" svg:viewBox="0 0 0 394" svg:d="M0 0c0 131 0 263 0 394">
              <text:p/>
            </draw:path>
            <draw:path draw:style-name="gr6" draw:text-style-name="P2" draw:layer="layout" svg:width="0.716cm" svg:height="0cm" svg:x="13.112cm" svg:y="9.308cm" svg:viewBox="0 0 717 0" svg:d="M0 0c239 0 478 0 717 0">
              <text:p/>
            </draw:path>
            <draw:path draw:style-name="gr7" draw:text-style-name="P2" draw:layer="layout" svg:width="0.477cm" svg:height="0cm" svg:x="13.232cm" svg:y="9.503cm" svg:viewBox="0 0 478 0" svg:d="M0 0c159 0 319 0 478 0">
              <text:p/>
            </draw:path>
            <draw:path draw:style-name="gr8" draw:text-style-name="P2" draw:layer="layout" svg:width="0.238cm" svg:height="0cm" svg:x="13.351cm" svg:y="9.7cm" svg:viewBox="0 0 239 0" svg:d="M0 0c80 0 159 0 239 0">
              <text:p/>
            </draw:path>
          </draw:g>
        </draw:g>
        <draw:g>
          <draw:g>
            <draw:g>
              <draw:g>
                <draw:path draw:style-name="gr9" draw:text-style-name="P1" draw:layer="layout" svg:width="0.48cm" svg:height="1.079cm" svg:x="13.7cm" svg:y="16.898cm" svg:viewBox="0 0 481 1080" svg:d="M0 0c160 0 321 0 481 0 0 360 0 720 0 1080-160 0-321 0-481 0 0-360 0-720 0-1080z">
                  <text:p/>
                </draw:path>
                <draw:path draw:style-name="gr10" draw:text-style-name="P2" draw:layer="layout" svg:width="0cm" svg:height="0.359cm" svg:x="13.941cm" svg:y="16.538cm" svg:viewBox="0 0 0 360" svg:d="M0 0c0 120 0 240 0 360">
                  <text:p/>
                </draw:path>
                <draw:path draw:style-name="gr11" draw:text-style-name="P2" draw:layer="layout" svg:width="0cm" svg:height="0.359cm" svg:x="13.941cm" svg:y="17.978cm" svg:viewBox="0 0 0 360" svg:d="M0 0c0 120 0 240 0 360">
                  <text:p/>
                </draw:path>
                <draw:g>
                  <draw:path draw:style-name="gr12" draw:text-style-name="P4" draw:layer="layout" svg:width="0.157cm" svg:height="0.174cm" svg:x="13.846cm" svg:y="17.32cm" svg:viewBox="0 0 158 175" svg:d="M130 175l-48-73h-57v73h-25v-175h86c21 0 37 4 48 13s17 21 17 37c0 13-4 24-12 32-8 9-19 15-33 17l52 76zM126 50c0-10-4-18-11-23s-18-8-31-8h-59v64h60c13 0 23-3 30-8 7-6 11-14 11-25z">
                    <text:p/>
                  </draw:path>
                  <draw:path draw:style-name="gr12" draw:text-style-name="P4" draw:layer="layout" svg:width="0.07cm" svg:height="0.102cm" svg:x="14.024cm" svg:y="17.476cm" svg:viewBox="0 0 71 103" svg:d="M0 103v-9c3-6 6-11 9-15 4-4 8-8 12-12 4-3 8-6 12-9s8-6 11-9 6-6 8-10c2-3 3-7 3-11 0-5-2-10-5-13-4-3-8-4-15-4-5 0-10 1-14 4s-6 7-7 13l-13-1c1-9 4-15 10-20 7-5 15-7 24-7 11 0 19 2 25 7s9 12 9 21c0 4-1 8-3 12-2 3-5 7-8 11-4 4-11 10-22 18-6 5-10 9-14 13-3 3-6 7-7 10h56v11z">
                    <text:p/>
                  </draw:path>
                </draw:g>
              </draw:g>
              <draw:g>
                <draw:line draw:style-name="gr13" draw:text-style-name="P2" draw:layer="layout" svg:x1="13.945cm" svg:y1="18.269cm" svg:x2="13.945cm" svg:y2="18.457cm">
                  <text:p/>
                </draw:line>
                <draw:line draw:style-name="gr14" draw:text-style-name="P2" draw:layer="layout" svg:x1="13.757cm" svg:y1="18.457cm" svg:x2="14.132cm" svg:y2="18.457cm">
                  <text:p/>
                </draw:line>
                <draw:line draw:style-name="gr15" draw:text-style-name="P2" draw:layer="layout" svg:x1="13.82cm" svg:y1="18.55cm" svg:x2="14.07cm" svg:y2="18.55cm">
                  <text:p/>
                </draw:line>
                <draw:line draw:style-name="gr16" draw:text-style-name="P2" draw:layer="layout" svg:x1="13.882cm" svg:y1="18.644cm" svg:x2="14.007cm" svg:y2="18.644cm">
                  <text:p/>
                </draw:line>
              </draw:g>
              <draw:frame draw:style-name="gr17" draw:text-style-name="P5" draw:layer="layout" svg:width="0.502cm" svg:height="0.962cm" svg:x="14.6cm" svg:y="20.138cm">
                <draw:text-box>
                  <text:p/>
                </draw:text-box>
              </draw:frame>
              <draw:g>
                <draw:path draw:style-name="gr18" draw:text-style-name="P1" draw:layer="layout" svg:width="0.48cm" svg:height="1.079cm" svg:x="14.401cm" svg:y="15.298cm" svg:viewBox="0 0 481 1080" svg:d="M0 0c160 0 321 0 481 0 0 360 0 720 0 1080-160 0-321 0-481 0 0-360 0-720 0-1080z">
                  <text:p/>
                </draw:path>
                <draw:path draw:style-name="gr19" draw:text-style-name="P2" draw:layer="layout" svg:width="0cm" svg:height="0.359cm" svg:x="14.642cm" svg:y="14.938cm" svg:viewBox="0 0 0 360" svg:d="M0 0c0 120 0 240 0 360">
                  <text:p/>
                </draw:path>
                <draw:path draw:style-name="gr20" draw:text-style-name="P2" draw:layer="layout" svg:width="0cm" svg:height="0.359cm" svg:x="14.642cm" svg:y="16.378cm" svg:viewBox="0 0 0 360" svg:d="M0 0c0 120 0 240 0 360">
                  <text:p/>
                </draw:path>
                <draw:g>
                  <draw:path draw:style-name="gr12" draw:text-style-name="P4" draw:layer="layout" svg:width="0.157cm" svg:height="0.174cm" svg:x="14.547cm" svg:y="15.72cm" svg:viewBox="0 0 158 175" svg:d="M130 175l-48-73h-57v73h-25v-175h86c21 0 37 4 48 13s17 21 17 37c0 13-4 24-12 32-8 9-19 15-33 17l52 76zM126 50c0-10-4-18-11-23s-18-8-31-8h-59v64h60c13 0 23-3 30-8 7-6 11-14 11-25z">
                    <text:p/>
                  </draw:path>
                  <draw:path draw:style-name="gr12" draw:text-style-name="P4" draw:layer="layout" svg:width="0.07cm" svg:height="0.102cm" svg:x="14.725cm" svg:y="15.876cm" svg:viewBox="0 0 71 103" svg:d="M0 103v-9c3-6 6-11 9-15 4-4 8-8 12-12 4-3 8-6 12-9s8-6 11-9 6-6 8-10c2-3 3-7 3-11 0-5-2-10-5-13-4-3-8-4-15-4-5 0-10 1-14 4s-6 7-7 13l-13-1c1-9 4-15 10-20 7-5 15-7 24-7 11 0 19 2 25 7s9 12 9 21c0 4-1 8-3 12-2 3-5 7-8 11-4 4-11 10-22 18-6 5-10 9-14 13-3 3-6 7-7 10h56v11z">
                    <text:p/>
                  </draw:path>
                </draw:g>
              </draw:g>
              <draw:g>
                <draw:line draw:style-name="gr21" draw:text-style-name="P2" draw:layer="layout" svg:x1="14.646cm" svg:y1="16.669cm" svg:x2="14.646cm" svg:y2="16.857cm">
                  <text:p/>
                </draw:line>
                <draw:line draw:style-name="gr22" draw:text-style-name="P2" draw:layer="layout" svg:x1="14.458cm" svg:y1="16.857cm" svg:x2="14.833cm" svg:y2="16.857cm">
                  <text:p/>
                </draw:line>
                <draw:line draw:style-name="gr23" draw:text-style-name="P2" draw:layer="layout" svg:x1="14.521cm" svg:y1="16.95cm" svg:x2="14.771cm" svg:y2="16.95cm">
                  <text:p/>
                </draw:line>
                <draw:line draw:style-name="gr24" draw:text-style-name="P2" draw:layer="layout" svg:x1="14.583cm" svg:y1="17.044cm" svg:x2="14.708cm" svg:y2="17.044cm">
                  <text:p/>
                </draw:line>
              </draw:g>
              <draw:g>
                <draw:path draw:style-name="gr25" draw:text-style-name="P1" draw:layer="layout" svg:width="0.48cm" svg:height="1.079cm" svg:x="15.101cm" svg:y="13.598cm" svg:viewBox="0 0 481 1080" svg:d="M0 0c160 0 321 0 481 0 0 360 0 720 0 1080-160 0-321 0-481 0 0-360 0-720 0-1080z">
                  <text:p/>
                </draw:path>
                <draw:path draw:style-name="gr26" draw:text-style-name="P2" draw:layer="layout" svg:width="0cm" svg:height="0.359cm" svg:x="15.342cm" svg:y="13.238cm" svg:viewBox="0 0 0 360" svg:d="M0 0c0 120 0 240 0 360">
                  <text:p/>
                </draw:path>
                <draw:path draw:style-name="gr27" draw:text-style-name="P2" draw:layer="layout" svg:width="0cm" svg:height="0.359cm" svg:x="15.342cm" svg:y="14.678cm" svg:viewBox="0 0 0 360" svg:d="M0 0c0 120 0 240 0 360">
                  <text:p/>
                </draw:path>
                <draw:g>
                  <draw:path draw:style-name="gr12" draw:text-style-name="P4" draw:layer="layout" svg:width="0.157cm" svg:height="0.174cm" svg:x="15.247cm" svg:y="14.02cm" svg:viewBox="0 0 158 175" svg:d="M130 175l-48-73h-57v73h-25v-175h86c21 0 37 4 48 13s17 21 17 37c0 13-4 24-12 32-8 9-19 15-33 17l52 76zM126 50c0-10-4-18-11-23s-18-8-31-8h-59v64h60c13 0 23-3 30-8 7-6 11-14 11-25z">
                    <text:p/>
                  </draw:path>
                  <draw:path draw:style-name="gr12" draw:text-style-name="P4" draw:layer="layout" svg:width="0.07cm" svg:height="0.102cm" svg:x="15.425cm" svg:y="14.176cm" svg:viewBox="0 0 71 103" svg:d="M0 103v-9c3-6 6-11 9-15 4-4 8-8 12-12 4-3 8-6 12-9s8-6 11-9 6-6 8-10c2-3 3-7 3-11 0-5-2-10-5-13-4-3-8-4-15-4-5 0-10 1-14 4s-6 7-7 13l-13-1c1-9 4-15 10-20 7-5 15-7 24-7 11 0 19 2 25 7s9 12 9 21c0 4-1 8-3 12-2 3-5 7-8 11-4 4-11 10-22 18-6 5-10 9-14 13-3 3-6 7-7 10h56v11z">
                    <text:p/>
                  </draw:path>
                </draw:g>
              </draw:g>
              <draw:g>
                <draw:line draw:style-name="gr28" draw:text-style-name="P2" draw:layer="layout" svg:x1="15.346cm" svg:y1="14.969cm" svg:x2="15.346cm" svg:y2="15.157cm">
                  <text:p/>
                </draw:line>
                <draw:line draw:style-name="gr29" draw:text-style-name="P2" draw:layer="layout" svg:x1="15.158cm" svg:y1="15.157cm" svg:x2="15.533cm" svg:y2="15.157cm">
                  <text:p/>
                </draw:line>
                <draw:line draw:style-name="gr30" draw:text-style-name="P2" draw:layer="layout" svg:x1="15.221cm" svg:y1="15.25cm" svg:x2="15.471cm" svg:y2="15.25cm">
                  <text:p/>
                </draw:line>
                <draw:line draw:style-name="gr31" draw:text-style-name="P2" draw:layer="layout" svg:x1="15.283cm" svg:y1="15.344cm" svg:x2="15.408cm" svg:y2="15.344cm">
                  <text:p/>
                </draw:line>
              </draw:g>
              <draw:g>
                <draw:path draw:style-name="gr32" draw:text-style-name="P1" draw:layer="layout" svg:width="0.48cm" svg:height="1.079cm" svg:x="15.901cm" svg:y="12.098cm" svg:viewBox="0 0 481 1080" svg:d="M0 0c160 0 321 0 481 0 0 360 0 720 0 1080-160 0-321 0-481 0 0-360 0-720 0-1080z">
                  <text:p/>
                </draw:path>
                <draw:path draw:style-name="gr33" draw:text-style-name="P2" draw:layer="layout" svg:width="0cm" svg:height="0.359cm" svg:x="16.142cm" svg:y="11.738cm" svg:viewBox="0 0 0 360" svg:d="M0 0c0 120 0 240 0 360">
                  <text:p/>
                </draw:path>
                <draw:path draw:style-name="gr34" draw:text-style-name="P2" draw:layer="layout" svg:width="0cm" svg:height="0.359cm" svg:x="16.142cm" svg:y="13.178cm" svg:viewBox="0 0 0 360" svg:d="M0 0c0 120 0 240 0 360">
                  <text:p/>
                </draw:path>
                <draw:g>
                  <draw:path draw:style-name="gr12" draw:text-style-name="P4" draw:layer="layout" svg:width="0.157cm" svg:height="0.174cm" svg:x="16.047cm" svg:y="12.52cm" svg:viewBox="0 0 158 175" svg:d="M130 175l-48-73h-57v73h-25v-175h86c21 0 37 4 48 13s17 21 17 37c0 13-4 24-12 32-8 9-19 15-33 17l52 76zM126 50c0-10-4-18-11-23s-18-8-31-8h-59v64h60c13 0 23-3 30-8 7-6 11-14 11-25z">
                    <text:p/>
                  </draw:path>
                  <draw:path draw:style-name="gr12" draw:text-style-name="P4" draw:layer="layout" svg:width="0.07cm" svg:height="0.102cm" svg:x="16.225cm" svg:y="12.676cm" svg:viewBox="0 0 71 103" svg:d="M0 103v-9c3-6 6-11 9-15 4-4 8-8 12-12 4-3 8-6 12-9s8-6 11-9 6-6 8-10c2-3 3-7 3-11 0-5-2-10-5-13-4-3-8-4-15-4-5 0-10 1-14 4s-6 7-7 13l-13-1c1-9 4-15 10-20 7-5 15-7 24-7 11 0 19 2 25 7s9 12 9 21c0 4-1 8-3 12-2 3-5 7-8 11-4 4-11 10-22 18-6 5-10 9-14 13-3 3-6 7-7 10h56v11z">
                    <text:p/>
                  </draw:path>
                </draw:g>
              </draw:g>
              <draw:g>
                <draw:line draw:style-name="gr35" draw:text-style-name="P2" draw:layer="layout" svg:x1="16.146cm" svg:y1="13.469cm" svg:x2="16.146cm" svg:y2="13.657cm">
                  <text:p/>
                </draw:line>
                <draw:line draw:style-name="gr36" draw:text-style-name="P2" draw:layer="layout" svg:x1="15.958cm" svg:y1="13.657cm" svg:x2="16.333cm" svg:y2="13.657cm">
                  <text:p/>
                </draw:line>
                <draw:line draw:style-name="gr37" draw:text-style-name="P2" draw:layer="layout" svg:x1="16.021cm" svg:y1="13.75cm" svg:x2="16.271cm" svg:y2="13.75cm">
                  <text:p/>
                </draw:line>
                <draw:line draw:style-name="gr38" draw:text-style-name="P2" draw:layer="layout" svg:x1="16.083cm" svg:y1="13.844cm" svg:x2="16.208cm" svg:y2="13.844cm">
                  <text:p/>
                </draw:line>
              </draw:g>
              <draw:line draw:style-name="gr39" draw:text-style-name="P6" draw:layer="layout" svg:x1="13.4cm" svg:y1="11.738cm" svg:x2="16.2cm" svg:y2="11.738cm">
                <text:p/>
              </draw:line>
              <draw:line draw:style-name="gr39" draw:text-style-name="P6" draw:layer="layout" svg:x1="13.3cm" svg:y1="13.238cm" svg:x2="15.4cm" svg:y2="13.238cm">
                <text:p/>
              </draw:line>
              <draw:line draw:style-name="gr39" draw:text-style-name="P6" draw:layer="layout" svg:x1="13.4cm" svg:y1="14.938cm" svg:x2="14.7cm" svg:y2="14.938cm">
                <text:p/>
              </draw:line>
              <draw:line draw:style-name="gr39" draw:text-style-name="P6" draw:layer="layout" svg:x1="13.4cm" svg:y1="16.538cm" svg:x2="14cm" svg:y2="16.538cm">
                <text:p/>
              </draw:line>
            </draw:g>
          </draw:g>
        </draw:g>
        <draw:g>
          <draw:g>
            <draw:g>
              <draw:path draw:style-name="gr40" draw:text-style-name="P1" draw:layer="layout" svg:width="0.586cm" svg:height="1.397cm" svg:x="14.08cm" svg:y="7.159cm" svg:viewBox="0 0 587 1398" svg:d="M0 0c196 0 391 0 587 0 0 466 0 932 0 1398-196 0-391 0-587 0 0-466 0-932 0-1398z">
                <text:p/>
              </draw:path>
              <draw:path draw:style-name="gr41" draw:text-style-name="P2" draw:layer="layout" svg:width="0cm" svg:height="0.465cm" svg:x="14.373cm" svg:y="6.693cm" svg:viewBox="0 0 0 466" svg:d="M0 0c0 155 0 311 0 466">
                <text:p/>
              </draw:path>
              <draw:path draw:style-name="gr42" draw:text-style-name="P2" draw:layer="layout" svg:width="0cm" svg:height="0.465cm" svg:x="14.373cm" svg:y="8.557cm" svg:viewBox="0 0 0 466" svg:d="M0 0c0 155 0 311 0 466">
                <text:p/>
              </draw:path>
              <draw:g>
                <draw:path draw:style-name="gr43" draw:text-style-name="P3" draw:layer="layout" svg:width="0.225cm" svg:height="0.264cm" svg:x="14.272cm" svg:y="7.701cm" svg:viewBox="0 0 226 265" svg:d="M185 265l-68-110h-82v110h-35v-265h123c29 0 52 7 68 20s24 32 24 56c0 20-5 36-17 49-11 14-27 22-47 26l75 114zM180 76c0-15-6-27-16-35s-25-13-44-13h-85v99h86c19 0 33-5 43-14 11-9 16-21 16-37z">
                  <text:p/>
                </draw:path>
                <draw:path draw:style-name="gr43" draw:text-style-name="P3" draw:layer="layout" svg:width="0.094cm" svg:height="0.152cm" svg:x="14.531cm" svg:y="7.939cm" svg:viewBox="0 0 95 153" svg:d="M0 153c0-5 0-11 0-17 13 0 26 0 39 0 0-39 0-78 0-117-12 8-23 16-35 25 0-7 0-13 0-19 12-8 24-17 36-25 6 0 12 0 18 0 0 45 0 91 0 136 12 0 25 0 37 0 0 6 0 12 0 17-32 0-63 0-95 0z">
                  <text:p/>
                </draw:path>
              </draw:g>
            </draw:g>
          </draw:g>
          <draw:g>
            <draw:path draw:style-name="gr44" draw:text-style-name="P2" draw:layer="layout" svg:width="0cm" svg:height="0.393cm" svg:x="14.368cm" svg:y="8.914cm" svg:viewBox="0 0 0 394" svg:d="M0 0c0 131 0 263 0 394">
              <text:p/>
            </draw:path>
            <draw:path draw:style-name="gr45" draw:text-style-name="P2" draw:layer="layout" svg:width="0.716cm" svg:height="0cm" svg:x="14.008cm" svg:y="9.308cm" svg:viewBox="0 0 717 0" svg:d="M0 0c239 0 478 0 717 0">
              <text:p/>
            </draw:path>
            <draw:path draw:style-name="gr46" draw:text-style-name="P2" draw:layer="layout" svg:width="0.477cm" svg:height="0cm" svg:x="14.129cm" svg:y="9.503cm" svg:viewBox="0 0 478 0" svg:d="M0 0c159 0 319 0 478 0">
              <text:p/>
            </draw:path>
            <draw:path draw:style-name="gr47" draw:text-style-name="P2" draw:layer="layout" svg:width="0.238cm" svg:height="0cm" svg:x="14.248cm" svg:y="9.7cm" svg:viewBox="0 0 239 0" svg:d="M0 0c80 0 159 0 239 0">
              <text:p/>
            </draw:path>
          </draw:g>
        </draw:g>
        <draw:g>
          <draw:g>
            <draw:g>
              <draw:path draw:style-name="gr48" draw:text-style-name="P1" draw:layer="layout" svg:width="0.586cm" svg:height="1.397cm" svg:x="14.917cm" svg:y="7.159cm" svg:viewBox="0 0 587 1398" svg:d="M0 0c196 0 391 0 587 0 0 466 0 932 0 1398-196 0-391 0-587 0 0-466 0-932 0-1398z">
                <text:p/>
              </draw:path>
              <draw:path draw:style-name="gr49" draw:text-style-name="P2" draw:layer="layout" svg:width="0cm" svg:height="0.465cm" svg:x="15.21cm" svg:y="6.693cm" svg:viewBox="0 0 0 466" svg:d="M0 0c0 155 0 311 0 466">
                <text:p/>
              </draw:path>
              <draw:path draw:style-name="gr50" draw:text-style-name="P2" draw:layer="layout" svg:width="0cm" svg:height="0.465cm" svg:x="15.21cm" svg:y="8.557cm" svg:viewBox="0 0 0 466" svg:d="M0 0c0 155 0 311 0 466">
                <text:p/>
              </draw:path>
              <draw:g>
                <draw:path draw:style-name="gr43" draw:text-style-name="P3" draw:layer="layout" svg:width="0.225cm" svg:height="0.264cm" svg:x="15.109cm" svg:y="7.701cm" svg:viewBox="0 0 226 265" svg:d="M185 265l-68-110h-82v110h-35v-265h123c29 0 52 7 68 20s24 32 24 56c0 20-5 36-17 49-11 14-27 22-47 26l75 114zM180 76c0-15-6-27-16-35s-25-13-44-13h-85v99h86c19 0 33-5 43-14 11-9 16-21 16-37z">
                  <text:p/>
                </draw:path>
                <draw:path draw:style-name="gr43" draw:text-style-name="P3" draw:layer="layout" svg:width="0.094cm" svg:height="0.152cm" svg:x="15.368cm" svg:y="7.939cm" svg:viewBox="0 0 95 153" svg:d="M0 153c0-5 0-11 0-17 13 0 26 0 39 0 0-39 0-78 0-117-12 8-23 16-35 25 0-7 0-13 0-19 12-8 24-17 36-25 6 0 12 0 18 0 0 45 0 91 0 136 12 0 25 0 37 0 0 6 0 12 0 17-32 0-63 0-95 0z">
                  <text:p/>
                </draw:path>
              </draw:g>
            </draw:g>
          </draw:g>
          <draw:g>
            <draw:path draw:style-name="gr51" draw:text-style-name="P2" draw:layer="layout" svg:width="0cm" svg:height="0.393cm" svg:x="15.205cm" svg:y="8.914cm" svg:viewBox="0 0 0 394" svg:d="M0 0c0 131 0 263 0 394">
              <text:p/>
            </draw:path>
            <draw:path draw:style-name="gr52" draw:text-style-name="P2" draw:layer="layout" svg:width="0.716cm" svg:height="0cm" svg:x="14.846cm" svg:y="9.308cm" svg:viewBox="0 0 717 0" svg:d="M0 0c239 0 478 0 717 0">
              <text:p/>
            </draw:path>
            <draw:path draw:style-name="gr53" draw:text-style-name="P2" draw:layer="layout" svg:width="0.477cm" svg:height="0cm" svg:x="14.966cm" svg:y="9.503cm" svg:viewBox="0 0 478 0" svg:d="M0 0c159 0 319 0 478 0">
              <text:p/>
            </draw:path>
            <draw:path draw:style-name="gr54" draw:text-style-name="P2" draw:layer="layout" svg:width="0.238cm" svg:height="0cm" svg:x="15.085cm" svg:y="9.7cm" svg:viewBox="0 0 239 0" svg:d="M0 0c80 0 159 0 239 0">
              <text:p/>
            </draw:path>
          </draw:g>
        </draw:g>
        <draw:g>
          <draw:g>
            <draw:g>
              <draw:path draw:style-name="gr55" draw:text-style-name="P1" draw:layer="layout" svg:width="0.586cm" svg:height="1.397cm" svg:x="15.754cm" svg:y="7.159cm" svg:viewBox="0 0 587 1398" svg:d="M0 0c196 0 391 0 587 0 0 466 0 932 0 1398-196 0-391 0-587 0 0-466 0-932 0-1398z">
                <text:p/>
              </draw:path>
              <draw:path draw:style-name="gr56" draw:text-style-name="P2" draw:layer="layout" svg:width="0cm" svg:height="0.465cm" svg:x="16.047cm" svg:y="6.693cm" svg:viewBox="0 0 0 466" svg:d="M0 0c0 155 0 311 0 466">
                <text:p/>
              </draw:path>
              <draw:path draw:style-name="gr57" draw:text-style-name="P2" draw:layer="layout" svg:width="0cm" svg:height="0.465cm" svg:x="16.047cm" svg:y="8.557cm" svg:viewBox="0 0 0 466" svg:d="M0 0c0 155 0 311 0 466">
                <text:p/>
              </draw:path>
              <draw:g>
                <draw:path draw:style-name="gr43" draw:text-style-name="P3" draw:layer="layout" svg:width="0.225cm" svg:height="0.264cm" svg:x="15.946cm" svg:y="7.701cm" svg:viewBox="0 0 226 265" svg:d="M185 265l-68-110h-82v110h-35v-265h123c29 0 52 7 68 20s24 32 24 56c0 20-5 36-17 49-11 14-27 22-47 26l75 114zM180 76c0-15-6-27-16-35s-25-13-44-13h-85v99h86c19 0 33-5 43-14 11-9 16-21 16-37z">
                  <text:p/>
                </draw:path>
                <draw:path draw:style-name="gr43" draw:text-style-name="P3" draw:layer="layout" svg:width="0.094cm" svg:height="0.152cm" svg:x="16.205cm" svg:y="7.939cm" svg:viewBox="0 0 95 153" svg:d="M0 153c0-5 0-11 0-17 13 0 26 0 39 0 0-39 0-78 0-117-12 8-23 16-35 25 0-7 0-13 0-19 12-8 24-17 36-25 6 0 12 0 18 0 0 45 0 91 0 136 12 0 25 0 37 0 0 6 0 12 0 17-32 0-63 0-95 0z">
                  <text:p/>
                </draw:path>
              </draw:g>
            </draw:g>
          </draw:g>
          <draw:g>
            <draw:path draw:style-name="gr58" draw:text-style-name="P2" draw:layer="layout" svg:width="0cm" svg:height="0.393cm" svg:x="16.042cm" svg:y="8.914cm" svg:viewBox="0 0 0 394" svg:d="M0 0c0 131 0 263 0 394">
              <text:p/>
            </draw:path>
            <draw:path draw:style-name="gr59" draw:text-style-name="P2" draw:layer="layout" svg:width="0.716cm" svg:height="0cm" svg:x="15.683cm" svg:y="9.308cm" svg:viewBox="0 0 717 0" svg:d="M0 0c239 0 478 0 717 0">
              <text:p/>
            </draw:path>
            <draw:path draw:style-name="gr60" draw:text-style-name="P2" draw:layer="layout" svg:width="0.477cm" svg:height="0cm" svg:x="15.803cm" svg:y="9.503cm" svg:viewBox="0 0 478 0" svg:d="M0 0c159 0 319 0 478 0">
              <text:p/>
            </draw:path>
            <draw:path draw:style-name="gr61" draw:text-style-name="P2" draw:layer="layout" svg:width="0.238cm" svg:height="0cm" svg:x="15.922cm" svg:y="9.7cm" svg:viewBox="0 0 239 0" svg:d="M0 0c80 0 159 0 239 0">
              <text:p/>
            </draw:path>
          </draw:g>
        </draw:g>
        <draw:g>
          <draw:glue-point draw:id="4" svg:x="5cm" svg:y="4.989cm"/>
          <draw:glue-point draw:id="5" svg:x="-5cm" svg:y="4.989cm"/>
          <draw:path draw:style-name="gr62" draw:text-style-name="P2" draw:layer="layout" svg:width="-0.271cm" svg:height="0cm" svg:x="12.825cm" svg:y="6.511cm" svg:viewBox="0 0 -272 0" svg:d="M0 0c91 0 181 0 272 0">
            <text:p/>
          </draw:path>
          <draw:path draw:style-name="gr63" draw:text-style-name="P2" draw:layer="layout" svg:width="0.609cm" svg:height="0cm" draw:transform="skewX (0.00733038285837607) rotate (-2.67384441405531) translate (12.5529044596294cm 6.23630583234077cm)" svg:viewBox="0 0 610 1" svg:d="M0 1c203-1 407-1 610-1">
            <text:p/>
          </draw:path>
          <draw:path draw:style-name="gr64" draw:text-style-name="P2" draw:layer="layout" svg:width="-0.271cm" svg:height="0cm" svg:x="12.009cm" svg:y="6.511cm" svg:viewBox="0 0 -272 0" svg:d="M0 0c91 0 181 0 272 0">
            <text:p/>
          </draw:path>
        </draw:g>
        <draw:path draw:style-name="gr65" draw:text-style-name="P2" draw:layer="layout" svg:width="-0.271cm" svg:height="0cm" svg:x="12.825cm" svg:y="6.088cm" svg:viewBox="0 0 -272 0" svg:d="M0 0c91 0 181 0 272 0">
          <text:p/>
        </draw:path>
        <draw:path draw:style-name="gr66" draw:text-style-name="P2" draw:layer="layout" svg:width="0.609cm" svg:height="-0.001cm" draw:transform="skewX (0.00733038285837614) rotate (-2.67227361772852) translate (12.5526324048647cm 5.81249115044248cm)" svg:viewBox="0 0 610 0" svg:d="M0 0c203 0 407 0 610 0">
          <text:p/>
        </draw:path>
        <draw:path draw:style-name="gr67" draw:text-style-name="P2" draw:layer="layout" svg:width="-0.271cm" svg:height="0cm" svg:x="12.009cm" svg:y="6.088cm" svg:viewBox="0 0 -272 0" svg:d="M0 0c91 0 181 0 272 0">
          <text:p/>
        </draw:path>
        <draw:path draw:style-name="gr39" draw:text-style-name="P6" draw:layer="layout" svg:width="0.716cm" svg:height="0cm" svg:x="12.753cm" svg:y="6.511cm" svg:viewBox="0 0 717 0" svg:d="M0 0c239 0 478 0 717 0">
          <text:p/>
        </draw:path>
        <draw:path draw:style-name="gr39" draw:text-style-name="P6" draw:layer="layout" svg:width="0cm" svg:height="0.241cm" svg:x="13.47cm" svg:y="6.511cm" svg:viewBox="0 0 0 242" svg:d="M0 242c0-81 0-161 0-242">
          <text:p/>
        </draw:path>
        <draw:path draw:style-name="gr39" draw:text-style-name="P6" draw:layer="layout" svg:width="1.553cm" svg:height="0cm" svg:x="12.813cm" svg:y="6.087cm" svg:viewBox="0 0 1554 0" svg:d="M0 0c518 0 1036 0 1554 0">
          <text:p/>
        </draw:path>
        <draw:path draw:style-name="gr39" draw:text-style-name="P6" draw:layer="layout" svg:width="0cm" svg:height="0.665cm" svg:x="14.367cm" svg:y="6.087cm" svg:viewBox="0 0 0 666" svg:d="M0 666c0-222 0-444 0-666">
          <text:p/>
        </draw:path>
        <draw:path draw:style-name="gr39" draw:text-style-name="P6" draw:layer="layout" svg:width="2.45cm" svg:height="0cm" svg:x="12.753cm" svg:y="5.664cm" svg:viewBox="0 0 2451 0" svg:d="M0 0c817 0 1634 0 2451 0">
          <text:p/>
        </draw:path>
        <draw:path draw:style-name="gr39" draw:text-style-name="P6" draw:layer="layout" svg:width="0cm" svg:height="1.028cm" svg:x="15.204cm" svg:y="5.664cm" svg:viewBox="0 0 0 1029" svg:d="M0 1029c0-343 0-686 0-1029">
          <text:p/>
        </draw:path>
        <draw:path draw:style-name="gr39" draw:text-style-name="P6" draw:layer="layout" svg:width="3.287cm" svg:height="0cm" svg:x="12.753cm" svg:y="5.24cm" svg:viewBox="0 0 3288 0" svg:d="M0 0c1096 0 2192 0 3288 0">
          <text:p/>
        </draw:path>
        <draw:path draw:style-name="gr39" draw:text-style-name="P6" draw:layer="layout" svg:width="0cm" svg:height="1.513cm" svg:x="16.041cm" svg:y="5.24cm" svg:viewBox="0 0 0 1514" svg:d="M0 1514c0-505 0-1009 0-1514">
          <text:p/>
        </draw:path>
        <draw:g>
          <draw:glue-point draw:id="4" svg:x="5cm" svg:y="4.989cm"/>
          <draw:glue-point draw:id="5" svg:x="-5cm" svg:y="4.989cm"/>
          <draw:path draw:style-name="gr68" draw:text-style-name="P2" draw:layer="layout" svg:width="-0.271cm" svg:height="0cm" svg:x="12.825cm" svg:y="5.664cm" svg:viewBox="0 0 -272 0" svg:d="M0 0c91 0 181 0 272 0">
            <text:p/>
          </draw:path>
          <draw:path draw:style-name="gr69" draw:text-style-name="P2" draw:layer="layout" svg:width="0.609cm" svg:height="0cm" draw:transform="skewX (0.00733038285837607) rotate (-2.67384441405531) translate (12.5529044596294cm 5.38916800048237cm)" svg:viewBox="0 0 610 1" svg:d="M0 1c203-1 407-1 610-1">
            <text:p/>
          </draw:path>
          <draw:path draw:style-name="gr70" draw:text-style-name="P2" draw:layer="layout" svg:width="-0.271cm" svg:height="0cm" svg:x="12.009cm" svg:y="5.664cm" svg:viewBox="0 0 -272 0" svg:d="M0 0c91 0 181 0 272 0">
            <text:p/>
          </draw:path>
        </draw:g>
        <draw:g>
          <draw:glue-point draw:id="4" svg:x="5cm" svg:y="4.989cm"/>
          <draw:glue-point draw:id="5" svg:x="-5cm" svg:y="4.989cm"/>
          <draw:path draw:style-name="gr71" draw:text-style-name="P2" draw:layer="layout" svg:width="-0.271cm" svg:height="0cm" svg:x="12.825cm" svg:y="5.24cm" svg:viewBox="0 0 -272 0" svg:d="M0 0c91 0 181 0 272 0">
            <text:p/>
          </draw:path>
          <draw:path draw:style-name="gr72" draw:text-style-name="P2" draw:layer="layout" svg:width="0.609cm" svg:height="0cm" draw:transform="skewX (0.00733038285837607) rotate (-2.67384441405531) translate (12.5529044596294cm 4.96529631906644cm)" svg:viewBox="0 0 610 1" svg:d="M0 1c203-1 407-1 610-1">
            <text:p/>
          </draw:path>
          <draw:path draw:style-name="gr73" draw:text-style-name="P2" draw:layer="layout" svg:width="-0.271cm" svg:height="0cm" svg:x="12.009cm" svg:y="5.24cm" svg:viewBox="0 0 -272 0" svg:d="M0 0c91 0 181 0 272 0">
            <text:p/>
          </draw:path>
        </draw:g>
        <draw:g>
          <draw:path draw:style-name="gr74" draw:text-style-name="P7" draw:layer="layout" svg:width="0cm" svg:height="0.473cm" svg:x="11.737cm" svg:y="4.463cm" svg:viewBox="0 0 0 474" svg:d="M0 0c0 158 0 316 0 474">
            <text:p/>
          </draw:path>
          <draw:path draw:style-name="gr75" draw:text-style-name="P7" draw:layer="layout" svg:width="0.477cm" svg:height="0cm" svg:x="11.497cm" svg:y="4.463cm" svg:viewBox="0 0 478 0" svg:d="M0 0c159 0 319 0 478 0">
            <text:p/>
          </draw:path>
          <draw:path draw:style-name="gr76" draw:text-style-name="P7" draw:layer="layout" svg:width="0.336cm" svg:height="0cm" draw:transform="skewX (0.0171042266695445) rotate (-2.35916154992074) translate (11.7365241271087cm 4.226cm)" svg:viewBox="0 0 337 1" svg:d="M0 0c112 0 224 0 337 1">
            <text:p/>
          </draw:path>
          <draw:path draw:style-name="gr77" draw:text-style-name="P7" draw:layer="layout" svg:width="0.336cm" svg:height="0cm" draw:transform="skewX (-0.0169296937443449) rotate (-0.782431103669058) translate (11.7369041301999cm 4.22560456619576cm)" svg:viewBox="0 0 337 1" svg:d="M0 1c112-1 224-1 337-1">
            <text:p/>
          </draw:path>
        </draw:g>
        <draw:path draw:style-name="gr39" draw:text-style-name="P6" draw:layer="layout" svg:width="0cm" svg:height="1.694cm" svg:x="11.737cm" svg:y="4.816cm" svg:viewBox="0 0 0 1695" svg:d="M0 0c0 565 0 1130 0 1695">
          <text:p/>
        </draw:path>
        <draw:g>
          <draw:path draw:style-name="gr78" draw:text-style-name="P3" draw:layer="layout" svg:width="0.179cm" svg:height="0.267cm" svg:x="10.958cm" svg:y="4.272cm" svg:viewBox="0 0 180 268" svg:d="M180 178c0 28-8 50-25 66-16 16-39 24-68 24-24 0-44-5-59-16s-24-26-28-47l34-4c7 26 25 39 54 39 18 0 32-5 42-16s15-26 15-45c0-17-5-30-15-40s-24-15-41-15c-9 0-18 1-25 4-8 3-16 8-24 14h-32l8-142h149v28h-118l-5 85c14-12 32-17 54-17 25 0 46 7 61 23 15 15 23 35 23 59z">
            <text:p/>
          </draw:path>
          <draw:path draw:style-name="gr78" draw:text-style-name="P3" draw:layer="layout" svg:width="0.249cm" svg:height="0.264cm" svg:x="11.155cm" svg:y="4.272cm" svg:viewBox="0 0 250 265" svg:d="M143 265c-12 0-24 0-36 0-36-89-71-177-107-265 12 0 25 0 37 0 24 62 49 124 73 186 5 16 10 31 15 47 5-16 11-31 16-47 24-62 48-124 72-186 12 0 25 0 37 0-35 88-71 176-107 265z">
            <text:p/>
          </draw:path>
        </draw:g>
        <draw:path draw:style-name="gr79" draw:text-style-name="P8" draw:layer="layout" svg:width="0.118cm" svg:height="0.12cm" svg:x="12.633cm" svg:y="6.4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12.753cm" svg:y="6.027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12.872cm" svg:y="5.603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12.992cm" svg:y="5.179cm" svg:viewBox="0 0 119 121" svg:d="M59 0c34 0 60 26 60 60s-26 61-60 61c-33 0-59-27-59-61s26-60 59-60z">
          <text:p/>
        </draw:path>
        <draw:g>
          <draw:path draw:style-name="gr80" draw:text-style-name="P4" draw:layer="layout" svg:width="0.156cm" svg:height="0.205cm" svg:x="10.304cm" svg:y="5.26cm" svg:viewBox="0 0 157 206" svg:d="M157 62c0 19-6 35-18 46-13 12-30 17-52 17h-59v81h-28v-206h86c22 0 40 5 53 16 12 11 18 26 18 46zM130 62c0-26-16-40-48-40h-54v82h55c31 0 47-14 47-42z">
            <text:p/>
          </draw:path>
          <draw:path draw:style-name="gr80" draw:text-style-name="P4" draw:layer="layout" svg:width="0.125cm" svg:height="0.16cm" svg:x="10.496cm" svg:y="5.308cm" svg:viewBox="0 0 126 161" svg:d="M26 0v100c0 10 1 19 3 24 2 6 5 10 10 13 4 2 11 3 19 3 13 0 23-4 30-12 7-9 11-21 11-37v-91h26v124c0 19 0 30 1 34h-25c0 0 0-2 0-4s0-5-1-7c0-3 0-8 0-16h-1c-5 11-12 19-20 23-8 5-18 7-29 7-18 0-30-4-38-13-8-8-12-23-12-43v-105z">
            <text:p/>
          </draw:path>
          <draw:path draw:style-name="gr80" draw:text-style-name="P4" draw:layer="layout" svg:width="0.128cm" svg:height="0.162cm" svg:x="10.649cm" svg:y="5.306cm" svg:viewBox="0 0 129 163" svg:d="M129 117c0 15-6 26-17 34s-27 12-47 12c-19 0-34-3-44-9-11-7-18-17-21-31l23-4c2 8 7 15 14 19s16 6 28 6c14 0 23-3 29-7s10-10 10-18c0-6-3-11-7-15s-11-7-20-10l-19-5c-15-4-25-8-32-11-6-4-11-9-14-14-4-5-6-12-6-20 0-14 5-25 15-33 11-7 25-11 45-11 17 0 31 3 41 9s16 16 19 30l-23 3c-2-7-6-13-12-16-6-4-15-6-25-6-12 0-21 2-26 5-6 4-9 9-9 17 0 4 2 8 4 11s6 5 10 7c5 2 14 5 29 9 13 3 23 6 29 9s11 7 15 10c3 4 6 8 8 13 2 4 3 10 3 16z">
            <text:p/>
          </draw:path>
          <draw:path draw:style-name="gr80" draw:text-style-name="P4" draw:layer="layout" svg:width="0.124cm" svg:height="0.216cm" svg:x="10.811cm" svg:y="5.249cm" svg:viewBox="0 0 125 217" svg:d="M25 86c6-11 13-18 20-23 8-5 18-7 30-7 17 0 30 4 38 12 8 9 12 23 12 43v106h-26v-100c0-11-1-20-3-25s-6-9-10-12c-5-2-11-4-20-4-12 0-22 5-29 13-7 9-11 20-11 35v93h-26v-217h26v56c0 6 0 12-1 19 0 6 0 10 0 11z">
            <text:p/>
          </draw:path>
          <draw:path draw:style-name="gr80" draw:text-style-name="P4" draw:layer="layout" svg:width="0.156cm" svg:height="0.205cm" svg:x="10.304cm" svg:y="5.596cm" svg:viewBox="0 0 157 206" svg:d="M157 148c0 18-6 33-19 43-14 10-32 15-55 15h-83v-206h74c48 0 72 17 72 50 0 12-4 23-11 31-6 8-16 14-28 17 16 2 29 7 37 16 9 9 13 20 13 34zM118 53c0-11-4-19-11-23-8-5-19-8-33-8h-46v66h46c15 0 26-3 33-9 7-5 11-14 11-26zM130 146c0-24-17-36-51-36h-51v73h53c17 0 29-3 37-9s12-16 12-28z">
            <text:p/>
          </draw:path>
          <draw:path draw:style-name="gr80" draw:text-style-name="P4" draw:layer="layout" svg:width="0.125cm" svg:height="0.16cm" svg:x="10.496cm" svg:y="5.644cm" svg:viewBox="0 0 126 161" svg:d="M26 0v100c0 10 1 19 3 24 2 6 5 10 10 13 4 2 11 3 19 3 13 0 23-4 30-12 7-9 11-21 11-37v-91h26v124c0 19 0 30 1 34h-25c0 0 0-2 0-4s0-5-1-7c0-3 0-8 0-16h-1c-5 11-12 19-20 23-8 5-18 7-29 7-18 0-30-4-38-13-8-8-12-23-12-43v-105z">
            <text:p/>
          </draw:path>
          <draw:path draw:style-name="gr80" draw:text-style-name="P4" draw:layer="layout" svg:width="0.074cm" svg:height="0.195cm" svg:x="10.646cm" svg:y="5.609cm" svg:viewBox="0 0 75 196" svg:d="M75 192c-8 2-17 4-26 4-21 0-31-12-31-36v-106h-18v-19h19l8-35h17v35h29v19h-29v100c0 7 1 13 4 16 2 3 6 4 12 4 4 0 9 0 15-2z">
            <text:p/>
          </draw:path>
          <draw:path draw:style-name="gr80" draw:text-style-name="P4" draw:layer="layout" svg:width="0.074cm" svg:height="0.195cm" svg:x="10.729cm" svg:y="5.609cm" svg:viewBox="0 0 75 196" svg:d="M75 192c-8 2-17 4-26 4-21 0-31-12-31-36v-106h-18v-19h19l8-35h17v35h29v19h-29v100c0 7 1 13 4 16 2 3 6 4 12 4 4 0 9 0 15-2z">
            <text:p/>
          </draw:path>
          <draw:path draw:style-name="gr80" draw:text-style-name="P4" draw:layer="layout" svg:width="0.139cm" svg:height="0.163cm" svg:x="10.821cm" svg:y="5.641cm" svg:viewBox="0 0 140 164" svg:d="M140 82c0 28-6 48-18 62-12 13-30 20-53 20s-40-7-52-21c-11-14-17-34-17-61 0-55 23-82 70-82 24 0 41 7 53 20 11 13 17 34 17 62zM112 82c0-22-3-38-9-48-7-10-17-15-33-15-15 0-26 5-33 16-6 10-10 25-10 47 0 21 4 36 10 47 7 10 18 16 32 16 15 0 27-5 33-16 7-10 10-26 10-47z">
            <text:p/>
          </draw:path>
          <draw:path draw:style-name="gr80" draw:text-style-name="P4" draw:layer="layout" svg:width="0.125cm" svg:height="0.16cm" svg:x="10.993cm" svg:y="5.641cm" svg:viewBox="0 0 126 161" svg:d="M99 161v-100c0-10-1-18-3-24s-5-10-9-13c-5-2-11-3-20-3-12 0-22 4-29 13-8 8-11 20-11 36v91h-26v-124c0-19 0-30-1-34h25c0 1 0 2 0 4s0 5 0 7c0 3 0 8 1 16 6-11 13-19 21-23 8-5 17-7 29-7 17 0 30 4 38 13s12 23 12 43v105z">
            <text:p/>
          </draw:path>
          <draw:path draw:style-name="gr80" draw:text-style-name="P4" draw:layer="layout" svg:width="0.128cm" svg:height="0.162cm" svg:x="11.146cm" svg:y="5.642cm" svg:viewBox="0 0 129 163" svg:d="M129 117c0 15-6 26-17 34s-27 12-47 12c-19 0-34-3-44-9-11-7-18-17-21-31l23-4c2 8 7 15 14 19s16 6 28 6c14 0 23-3 29-7s10-10 10-18c0-6-3-11-7-15s-11-7-20-10l-19-5c-15-4-25-8-32-11-6-4-11-9-14-14-4-5-6-12-6-20 0-14 5-25 15-33 11-7 25-11 45-11 17 0 31 3 41 9s16 16 19 30l-23 3c-2-7-6-13-12-16-6-4-15-6-25-6-12 0-21 2-26 5-6 4-9 9-9 17 0 4 2 8 4 11s6 5 10 7c5 2 14 5 29 9 13 3 23 6 29 9s11 7 15 10c3 4 6 8 8 13 2 4 3 10 3 16z">
            <text:p/>
          </draw:path>
        </draw:g>
        <draw:g>
          <draw:glue-point draw:id="4" svg:x="-5cm" svg:y="3.008cm"/>
          <draw:glue-point draw:id="5" svg:x="5cm" svg:y="3.008cm"/>
          <draw:line draw:style-name="gr81" draw:text-style-name="P2" draw:layer="layout" svg:x1="12.355cm" svg:y1="11.502cm" svg:x2="12.355cm" svg:y2="11.938cm">
            <text:p/>
          </draw:line>
          <draw:line draw:style-name="gr82" draw:text-style-name="P2" draw:layer="layout" svg:x1="12.791cm" svg:y1="11.72cm" svg:x2="12.355cm" svg:y2="11.502cm">
            <text:p/>
          </draw:line>
          <draw:line draw:style-name="gr83" draw:text-style-name="P2" draw:layer="layout" svg:x1="12.355cm" svg:y1="11.938cm" svg:x2="12.791cm" svg:y2="11.72cm">
            <text:p/>
          </draw:line>
          <draw:line draw:style-name="gr84" draw:text-style-name="P2" draw:layer="layout" svg:x1="13.446cm" svg:y1="11.72cm" svg:x2="11.7cm" svg:y2="11.72cm">
            <text:p/>
          </draw:line>
          <draw:line draw:style-name="gr85" draw:text-style-name="P2" draw:layer="layout" svg:x1="12.791cm" svg:y1="11.502cm" svg:x2="12.791cm" svg:y2="11.938cm">
            <text:p/>
          </draw:line>
          <draw:line draw:style-name="gr86" draw:text-style-name="P2" draw:layer="layout" svg:x1="12.791cm" svg:y1="11.283cm" svg:x2="13.227cm" svg:y2="10.847cm">
            <text:p/>
          </draw:line>
          <draw:line draw:style-name="gr87" draw:text-style-name="P2" draw:layer="layout" svg:x1="13.009cm" svg:y1="11.501cm" svg:x2="13.445cm" svg:y2="11.065cm">
            <text:p/>
          </draw:line>
        </draw:g>
        <draw:g>
          <draw:glue-point draw:id="4" svg:x="-5cm" svg:y="3.008cm"/>
          <draw:glue-point draw:id="5" svg:x="5cm" svg:y="3.008cm"/>
          <draw:line draw:style-name="gr88" draw:text-style-name="P2" draw:layer="layout" svg:x1="12.355cm" svg:y1="13.003cm" svg:x2="12.355cm" svg:y2="13.439cm">
            <text:p/>
          </draw:line>
          <draw:line draw:style-name="gr89" draw:text-style-name="P2" draw:layer="layout" svg:x1="12.791cm" svg:y1="13.221cm" svg:x2="12.355cm" svg:y2="13.003cm">
            <text:p/>
          </draw:line>
          <draw:line draw:style-name="gr90" draw:text-style-name="P2" draw:layer="layout" svg:x1="12.355cm" svg:y1="13.439cm" svg:x2="12.791cm" svg:y2="13.221cm">
            <text:p/>
          </draw:line>
          <draw:line draw:style-name="gr91" draw:text-style-name="P2" draw:layer="layout" svg:x1="13.446cm" svg:y1="13.221cm" svg:x2="11.7cm" svg:y2="13.221cm">
            <text:p/>
          </draw:line>
          <draw:line draw:style-name="gr92" draw:text-style-name="P2" draw:layer="layout" svg:x1="12.791cm" svg:y1="13.003cm" svg:x2="12.791cm" svg:y2="13.439cm">
            <text:p/>
          </draw:line>
          <draw:line draw:style-name="gr93" draw:text-style-name="P2" draw:layer="layout" svg:x1="12.791cm" svg:y1="12.784cm" svg:x2="13.227cm" svg:y2="12.348cm">
            <text:p/>
          </draw:line>
          <draw:line draw:style-name="gr94" draw:text-style-name="P2" draw:layer="layout" svg:x1="13.009cm" svg:y1="13.002cm" svg:x2="13.445cm" svg:y2="12.566cm">
            <text:p/>
          </draw:line>
        </draw:g>
        <draw:g>
          <draw:glue-point draw:id="4" svg:x="-5cm" svg:y="3.008cm"/>
          <draw:glue-point draw:id="5" svg:x="5cm" svg:y="3.008cm"/>
          <draw:line draw:style-name="gr95" draw:text-style-name="P2" draw:layer="layout" svg:x1="12.355cm" svg:y1="14.703cm" svg:x2="12.355cm" svg:y2="15.139cm">
            <text:p/>
          </draw:line>
          <draw:line draw:style-name="gr96" draw:text-style-name="P2" draw:layer="layout" svg:x1="12.791cm" svg:y1="14.921cm" svg:x2="12.355cm" svg:y2="14.703cm">
            <text:p/>
          </draw:line>
          <draw:line draw:style-name="gr97" draw:text-style-name="P2" draw:layer="layout" svg:x1="12.355cm" svg:y1="15.139cm" svg:x2="12.791cm" svg:y2="14.921cm">
            <text:p/>
          </draw:line>
          <draw:line draw:style-name="gr98" draw:text-style-name="P2" draw:layer="layout" svg:x1="13.446cm" svg:y1="14.921cm" svg:x2="11.7cm" svg:y2="14.921cm">
            <text:p/>
          </draw:line>
          <draw:line draw:style-name="gr99" draw:text-style-name="P2" draw:layer="layout" svg:x1="12.791cm" svg:y1="14.703cm" svg:x2="12.791cm" svg:y2="15.139cm">
            <text:p/>
          </draw:line>
          <draw:line draw:style-name="gr100" draw:text-style-name="P2" draw:layer="layout" svg:x1="12.791cm" svg:y1="14.484cm" svg:x2="13.227cm" svg:y2="14.048cm">
            <text:p/>
          </draw:line>
          <draw:line draw:style-name="gr101" draw:text-style-name="P2" draw:layer="layout" svg:x1="13.009cm" svg:y1="14.702cm" svg:x2="13.445cm" svg:y2="14.266cm">
            <text:p/>
          </draw:line>
        </draw:g>
        <draw:g>
          <draw:glue-point draw:id="4" svg:x="-5cm" svg:y="3.008cm"/>
          <draw:glue-point draw:id="5" svg:x="5cm" svg:y="3.008cm"/>
          <draw:line draw:style-name="gr102" draw:text-style-name="P2" draw:layer="layout" svg:x1="12.355cm" svg:y1="16.303cm" svg:x2="12.355cm" svg:y2="16.739cm">
            <text:p/>
          </draw:line>
          <draw:line draw:style-name="gr103" draw:text-style-name="P2" draw:layer="layout" svg:x1="12.791cm" svg:y1="16.521cm" svg:x2="12.355cm" svg:y2="16.303cm">
            <text:p/>
          </draw:line>
          <draw:line draw:style-name="gr104" draw:text-style-name="P2" draw:layer="layout" svg:x1="12.355cm" svg:y1="16.739cm" svg:x2="12.791cm" svg:y2="16.521cm">
            <text:p/>
          </draw:line>
          <draw:line draw:style-name="gr105" draw:text-style-name="P2" draw:layer="layout" svg:x1="13.446cm" svg:y1="16.521cm" svg:x2="11.7cm" svg:y2="16.521cm">
            <text:p/>
          </draw:line>
          <draw:line draw:style-name="gr106" draw:text-style-name="P2" draw:layer="layout" svg:x1="12.791cm" svg:y1="16.303cm" svg:x2="12.791cm" svg:y2="16.739cm">
            <text:p/>
          </draw:line>
          <draw:line draw:style-name="gr107" draw:text-style-name="P2" draw:layer="layout" svg:x1="12.791cm" svg:y1="16.084cm" svg:x2="13.227cm" svg:y2="15.648cm">
            <text:p/>
          </draw:line>
          <draw:line draw:style-name="gr108" draw:text-style-name="P2" draw:layer="layout" svg:x1="13.009cm" svg:y1="16.302cm" svg:x2="13.445cm" svg:y2="15.866cm">
            <text:p/>
          </draw:line>
        </draw:g>
        <draw:custom-shape draw:style-name="gr109" draw:text-style-name="P9" draw:layer="layout" svg:width="5cm" svg:height="8cm" svg:x="3cm" svg:y="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0" draw:layer="layout" svg:width="0.3cm" svg:height="4.1cm" svg:x="7.4cm" svg:y="7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0" draw:layer="layout" svg:width="0.3cm" svg:height="2.6cm" svg:x="7.4cm" svg:y="1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0" draw:layer="layout" svg:width="0.3cm" svg:height="0.8cm" svg:x="3.3cm" svg:y="13.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0" draw:layer="layout" svg:width="0.3cm" svg:height="2.3cm" svg:x="3.3cm" svg:y="11.2cm">
          <text:p/>
          <draw:enhanced-geometry svg:viewBox="0 0 21600 21600" draw:type="rectangle" draw:enhanced-path="M 0 0 L 21600 0 21600 21600 0 21600 0 0 Z N"/>
        </draw:custom-shape>
        <draw:path draw:style-name="gr79" draw:text-style-name="P8" draw:layer="layout" svg:width="0.118cm" svg:height="0.12cm" svg:x="7.534cm" svg:y="14.0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7.535cm" svg:y="13.7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7.535cm" svg:y="13.4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7.535cm" svg:y="13.1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7.537cm" svg:y="11.0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7.537cm" svg:y="10.7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7.537cm" svg:y="10.4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7.537cm" svg:y="10.1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7.537cm" svg:y="9.8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3.337cm" svg:y="13.151cm" svg:viewBox="0 0 119 121" svg:d="M59 0c34 0 60 26 60 60s-26 61-60 61c-33 0-59-27-59-61s26-60 59-60z">
          <text:p/>
        </draw:path>
        <draw:path draw:style-name="gr79" draw:text-style-name="P8" draw:layer="layout" svg:width="0.118cm" svg:height="0.12cm" svg:x="3.337cm" svg:y="12.851cm" svg:viewBox="0 0 119 121" svg:d="M59 0c34 0 60 26 60 60s-26 61-60 61c-33 0-59-27-59-61s26-60 59-60z">
          <text:p/>
        </draw:path>
        <draw:frame draw:style-name="gr114" draw:text-style-name="P5" draw:layer="layout" svg:width="2.682cm" svg:height="1.673cm" svg:x="3.6cm" svg:y="7.4cm">
          <draw:text-box>
            <text:p>Arduino</text:p>
            <text:p>Uno</text:p>
          </draw:text-box>
        </draw:frame>
        <draw:frame draw:style-name="gr114" draw:text-style-name="P11" draw:layer="layout" svg:width="0.815cm" svg:height="0.569cm" svg:x="6.8cm" svg:y="9.6cm">
          <draw:text-box>
            <text:p><text:span text:style-name="T1">12</text:span></text:p>
          </draw:text-box>
        </draw:frame>
        <draw:frame draw:style-name="gr114" draw:text-style-name="P11" draw:layer="layout" svg:width="0.803cm" svg:height="0.569cm" svg:x="6.801cm" svg:y="9.901cm">
          <draw:text-box>
            <text:p><text:span text:style-name="T1">11</text:span></text:p>
          </draw:text-box>
        </draw:frame>
        <draw:frame draw:style-name="gr114" draw:text-style-name="P11" draw:layer="layout" svg:width="0.815cm" svg:height="0.569cm" svg:x="6.802cm" svg:y="10.202cm">
          <draw:text-box>
            <text:p><text:span text:style-name="T1">10</text:span></text:p>
          </draw:text-box>
        </draw:frame>
        <draw:frame draw:style-name="gr114" draw:text-style-name="P11" draw:layer="layout" svg:width="0.659cm" svg:height="0.569cm" svg:x="6.803cm" svg:y="10.603cm">
          <draw:text-box>
            <text:p><text:span text:style-name="T1">9</text:span></text:p>
          </draw:text-box>
        </draw:frame>
        <draw:frame draw:style-name="gr114" draw:text-style-name="P11" draw:layer="layout" svg:width="0.659cm" svg:height="0.569cm" svg:x="6.804cm" svg:y="10.904cm">
          <draw:text-box>
            <text:p><text:span text:style-name="T1">8</text:span></text:p>
          </draw:text-box>
        </draw:frame>
        <draw:frame draw:style-name="gr114" draw:text-style-name="P11" draw:layer="layout" svg:width="0.659cm" svg:height="0.569cm" svg:x="6.805cm" svg:y="12.905cm">
          <draw:text-box>
            <text:p><text:span text:style-name="T1">5</text:span></text:p>
          </draw:text-box>
        </draw:frame>
        <draw:frame draw:style-name="gr114" draw:text-style-name="P11" draw:layer="layout" svg:width="0.659cm" svg:height="0.569cm" svg:x="6.806cm" svg:y="13.206cm">
          <draw:text-box>
            <text:p><text:span text:style-name="T1">4</text:span></text:p>
          </draw:text-box>
        </draw:frame>
        <draw:frame draw:style-name="gr114" draw:text-style-name="P11" draw:layer="layout" svg:width="0.659cm" svg:height="0.569cm" svg:x="6.807cm" svg:y="13.507cm">
          <draw:text-box>
            <text:p><text:span text:style-name="T1">3</text:span></text:p>
          </draw:text-box>
        </draw:frame>
        <draw:frame draw:style-name="gr114" draw:text-style-name="P11" draw:layer="layout" svg:width="0.659cm" svg:height="0.569cm" svg:x="6.807cm" svg:y="13.207cm">
          <draw:text-box>
            <text:p><text:span text:style-name="T1">4</text:span></text:p>
          </draw:text-box>
        </draw:frame>
        <draw:frame draw:style-name="gr114" draw:text-style-name="P11" draw:layer="layout" svg:width="0.659cm" svg:height="0.569cm" svg:x="6.808cm" svg:y="13.808cm">
          <draw:text-box>
            <text:p><text:span text:style-name="T1">2</text:span></text:p>
          </draw:text-box>
        </draw:frame>
        <draw:frame draw:style-name="gr114" draw:text-style-name="P11" draw:layer="layout" svg:width="0.849cm" svg:height="0.569cm" svg:x="3.506cm" svg:y="12.706cm">
          <draw:text-box>
            <text:p><text:span text:style-name="T1">5V</text:span></text:p>
          </draw:text-box>
        </draw:frame>
        <draw:frame draw:style-name="gr114" draw:text-style-name="P11" draw:layer="layout" svg:width="1.129cm" svg:height="0.569cm" svg:x="3.507cm" svg:y="13.007cm">
          <draw:text-box>
            <text:p><text:span text:style-name="T1">GND</text:span></text:p>
          </draw:text-box>
        </draw:frame>
        <draw:line draw:style-name="gr39" draw:text-style-name="P6" draw:layer="layout" svg:x1="13cm" svg:y1="5.2cm" svg:x2="13cm" svg:y2="9.9cm">
          <text:p/>
        </draw:line>
        <draw:line draw:style-name="gr39" draw:text-style-name="P6" draw:layer="layout" svg:x1="7.6cm" svg:y1="9.9cm" svg:x2="13.1cm" svg:y2="9.9cm">
          <text:p/>
        </draw:line>
        <draw:line draw:style-name="gr39" draw:text-style-name="P6" draw:layer="layout" svg:x1="7.6cm" svg:y1="10.2cm" svg:x2="12.9cm" svg:y2="10.2cm">
          <text:p/>
        </draw:line>
        <draw:line draw:style-name="gr39" draw:text-style-name="P6" draw:layer="layout" svg:x1="12.9cm" svg:y1="5.7cm" svg:x2="12.9cm" svg:y2="10.2cm">
          <text:p/>
        </draw:line>
        <draw:line draw:style-name="gr39" draw:text-style-name="P6" draw:layer="layout" svg:x1="12.8cm" svg:y1="6.1cm" svg:x2="12.8cm" svg:y2="10.5cm">
          <text:p/>
        </draw:line>
        <draw:line draw:style-name="gr39" draw:text-style-name="P6" draw:layer="layout" svg:x1="7.6cm" svg:y1="10.5cm" svg:x2="12.8cm" svg:y2="10.5cm">
          <text:p/>
        </draw:line>
        <draw:line draw:style-name="gr39" draw:text-style-name="P6" draw:layer="layout" svg:x1="7.6cm" svg:y1="10.8cm" svg:x2="12.7cm" svg:y2="10.8cm">
          <text:p/>
        </draw:line>
        <draw:line draw:style-name="gr39" draw:text-style-name="P6" draw:layer="layout" svg:x1="12.7cm" svg:y1="6.5cm" svg:x2="12.7cm" svg:y2="10.8cm">
          <text:p/>
        </draw:line>
        <draw:line draw:style-name="gr39" draw:text-style-name="P6" draw:layer="layout" svg:x1="3.4cm" svg:y1="12.9cm" svg:x2="2.5cm" svg:y2="12.9cm">
          <text:p/>
        </draw:line>
        <draw:line draw:style-name="gr39" draw:text-style-name="P6" draw:layer="layout" svg:x1="2.5cm" svg:y1="11.6cm" svg:x2="2.5cm" svg:y2="12.9cm">
          <text:p/>
        </draw:line>
        <draw:g>
          <draw:line draw:style-name="gr115" draw:text-style-name="P7" draw:layer="layout" svg:x1="2.512cm" svg:y1="11.353cm" svg:x2="2.512cm" svg:y2="11.776cm">
            <text:p/>
          </draw:line>
          <draw:line draw:style-name="gr116" draw:text-style-name="P7" draw:layer="layout" svg:x1="2.3cm" svg:y1="11.353cm" svg:x2="2.723cm" svg:y2="11.353cm">
            <text:p/>
          </draw:line>
          <draw:line draw:style-name="gr117" draw:text-style-name="P7" draw:layer="layout" svg:x1="2.512cm" svg:y1="11.142cm" svg:x2="2.3cm" svg:y2="11.354cm">
            <text:p/>
          </draw:line>
          <draw:line draw:style-name="gr118" draw:text-style-name="P7" draw:layer="layout" svg:x1="2.512cm" svg:y1="11.142cm" svg:x2="2.724cm" svg:y2="11.354cm">
            <text:p/>
          </draw:line>
        </draw:g>
        <draw:g>
          <draw:line draw:style-name="gr119" draw:text-style-name="P2" draw:layer="layout" svg:x1="2.5cm" svg:y1="13.523cm" svg:x2="2.5cm" svg:y2="13.862cm">
            <text:p/>
          </draw:line>
          <draw:line draw:style-name="gr120" draw:text-style-name="P2" draw:layer="layout" svg:x1="2.161cm" svg:y1="13.862cm" svg:x2="2.838cm" svg:y2="13.862cm">
            <text:p/>
          </draw:line>
          <draw:line draw:style-name="gr121" draw:text-style-name="P2" draw:layer="layout" svg:x1="2.275cm" svg:y1="14.03cm" svg:x2="2.726cm" svg:y2="14.03cm">
            <text:p/>
          </draw:line>
          <draw:line draw:style-name="gr122" draw:text-style-name="P2" draw:layer="layout" svg:x1="2.387cm" svg:y1="14.2cm" svg:x2="2.613cm" svg:y2="14.2cm">
            <text:p/>
          </draw:line>
        </draw:g>
        <draw:line draw:style-name="gr39" draw:text-style-name="P6" draw:layer="layout" svg:x1="3.4cm" svg:y1="13.2cm" svg:x2="2.5cm" svg:y2="13.2cm">
          <text:p/>
        </draw:line>
        <draw:line draw:style-name="gr39" draw:text-style-name="P6" draw:layer="layout" svg:x1="2.5cm" svg:y1="13.7cm" svg:x2="2.5cm" svg:y2="13.2cm">
          <text:p/>
        </draw:line>
        <draw:line draw:style-name="gr39" draw:text-style-name="P6" draw:layer="layout" svg:x1="7.6cm" svg:y1="13.2cm" svg:x2="9.9cm" svg:y2="13.2cm">
          <text:p/>
        </draw:line>
        <draw:line draw:style-name="gr39" draw:text-style-name="P6" draw:layer="layout" svg:x1="7.6cm" svg:y1="13.5cm" svg:x2="10.2cm" svg:y2="13.5cm">
          <text:p/>
        </draw:line>
        <draw:line draw:style-name="gr39" draw:text-style-name="P6" draw:layer="layout" svg:x1="7.6cm" svg:y1="13.8cm" svg:x2="10.2cm" svg:y2="13.8cm">
          <text:p/>
        </draw:line>
        <draw:line draw:style-name="gr39" draw:text-style-name="P6" draw:layer="layout" svg:x1="7.6cm" svg:y1="14.1cm" svg:x2="9.9cm" svg:y2="14.1cm">
          <text:p/>
        </draw:line>
        <draw:line draw:style-name="gr39" draw:text-style-name="P6" draw:layer="layout" svg:x1="9.9cm" svg:y1="14.1cm" svg:x2="9.9cm" svg:y2="16.6cm">
          <text:p/>
        </draw:line>
        <draw:line draw:style-name="gr39" draw:text-style-name="P6" draw:layer="layout" svg:x1="11.9cm" svg:y1="16.5cm" svg:x2="9.9cm" svg:y2="16.5cm">
          <text:p/>
        </draw:line>
        <draw:line draw:style-name="gr39" draw:text-style-name="P6" draw:layer="layout" svg:x1="9.9cm" svg:y1="13.2cm" svg:x2="9.9cm" svg:y2="11.7cm">
          <text:p/>
        </draw:line>
        <draw:line draw:style-name="gr39" draw:text-style-name="P6" draw:layer="layout" svg:x1="11.8cm" svg:y1="11.7cm" svg:x2="9.9cm" svg:y2="11.7cm">
          <text:p/>
        </draw:line>
        <draw:line draw:style-name="gr39" draw:text-style-name="P6" draw:layer="layout" svg:x1="11.8cm" svg:y1="13.2cm" svg:x2="10.2cm" svg:y2="13.2cm">
          <text:p/>
        </draw:line>
        <draw:line draw:style-name="gr39" draw:text-style-name="P6" draw:layer="layout" svg:x1="10.2cm" svg:y1="13.5cm" svg:x2="10.2cm" svg:y2="13.2cm">
          <text:p/>
        </draw:line>
        <draw:line draw:style-name="gr39" draw:text-style-name="P6" draw:layer="layout" svg:x1="11.8cm" svg:y1="14.9cm" svg:x2="10.2cm" svg:y2="14.9cm">
          <text:p/>
        </draw:line>
        <draw:line draw:style-name="gr39" draw:text-style-name="P6" draw:layer="layout" svg:x1="10.2cm" svg:y1="13.8cm" svg:x2="10.2cm" svg:y2="14.9cm">
          <text:p/>
        </draw:line>
        <draw:line draw:style-name="gr39" draw:text-style-name="P6" draw:layer="layout" svg:x1="7.6cm" svg:y1="11.1cm" svg:x2="8.7cm" svg:y2="11.1cm">
          <text:p/>
        </draw:line>
        <draw:line draw:style-name="gr39" draw:text-style-name="P6" draw:layer="layout" svg:x1="8.7cm" svg:y1="16.5cm" svg:x2="8.7cm" svg:y2="11.1cm">
          <text:p/>
        </draw:line>
        <draw:custom-shape draw:style-name="gr123" draw:text-style-name="P10" draw:layer="layout" svg:width="1.3cm" svg:height="1.6cm" svg:x="8.152cm" svg:y="16.2cm">
          <text:p/>
          <draw:enhanced-geometry svg:viewBox="0 0 21600 21600" draw:mirror-horizontal="true" draw:type="rectangle" draw:enhanced-path="M 0 0 L 21600 0 21600 21600 0 21600 0 0 Z N"/>
        </draw:custom-shape>
        <draw:path draw:style-name="gr79" draw:text-style-name="P8" draw:layer="layout" svg:width="0.118cm" svg:height="0.12cm" svg:x="8.598cm" svg:y="16.351cm" svg:viewBox="0 0 119 121" svg:d="M60 0c-34 0-60 26-60 60s26 61 60 61c33 0 59-27 59-61s-26-60-59-60z">
          <text:p/>
        </draw:path>
        <draw:path draw:style-name="gr79" draw:text-style-name="P8" draw:layer="layout" svg:width="0.118cm" svg:height="0.12cm" svg:x="8.898cm" svg:y="16.351cm" svg:viewBox="0 0 119 121" svg:d="M60 0c-34 0-60 26-60 60s26 61 60 61c33 0 59-27 59-61s-26-60-59-60z">
          <text:p/>
        </draw:path>
        <draw:line draw:style-name="gr39" draw:text-style-name="P6" draw:layer="layout" svg:x1="8.952cm" svg:y1="16.4cm" svg:x2="9.7cm" svg:y2="16.4cm">
          <text:p/>
        </draw:line>
        <draw:line draw:style-name="gr39" draw:text-style-name="P6" draw:layer="layout" svg:x1="9.7cm" svg:y1="17.8cm" svg:x2="9.7cm" svg:y2="16.4cm">
          <text:p/>
        </draw:line>
        <draw:line draw:style-name="gr124" draw:text-style-name="P2" draw:layer="layout" svg:x1="9.676cm" svg:y1="17.7cm" svg:x2="9.676cm" svg:y2="18.065cm">
          <text:p/>
        </draw:line>
        <draw:line draw:style-name="gr125" draw:text-style-name="P2" draw:layer="layout" svg:x1="10cm" svg:y1="18.065cm" svg:x2="9.353cm" svg:y2="18.065cm">
          <text:p/>
        </draw:line>
        <draw:line draw:style-name="gr126" draw:text-style-name="P2" draw:layer="layout" svg:x1="9.891cm" svg:y1="18.246cm" svg:x2="9.46cm" svg:y2="18.246cm">
          <text:p/>
        </draw:line>
        <draw:line draw:style-name="gr127" draw:text-style-name="P2" draw:layer="layout" svg:x1="9.785cm" svg:y1="18.428cm" svg:x2="9.569cm" svg:y2="18.428cm">
          <text:p/>
        </draw:line>
        <draw:frame draw:style-name="gr114" draw:text-style-name="P13" draw:layer="layout" svg:width="1.67cm" svg:height="0.683cm" svg:x="8.03cm" svg:y="17.117cm">
          <draw:text-box>
            <text:p text:style-name="P12"><text:span text:style-name="T2">PIEZO</text:span></text:p>
          </draw:text-box>
        </draw:frame>
        <draw:frame draw:style-name="gr114" draw:text-style-name="P11" draw:layer="layout" svg:width="0.659cm" svg:height="0.569cm" svg:x="8.609cm" svg:y="16.509cm">
          <draw:text-box>
            <text:p><text:span text:style-name="T1">2</text:span></text:p>
          </draw:text-box>
        </draw:frame>
        <draw:frame draw:style-name="gr114" draw:text-style-name="P11" draw:layer="layout" svg:width="0.659cm" svg:height="0.569cm" svg:x="8.31cm" svg:y="16.51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5:25:48.293000000</meta:creation-date>
    <dc:date>2018-12-22T16:41:32.221000000</dc:date>
    <meta:editing-duration>PT33M46S</meta:editing-duration>
    <meta:editing-cycles>8</meta:editing-cycles>
    <meta:generator>LibreOffice/6.1.3.2$Windows_X86_64 LibreOffice_project/86daf60bf00efa86ad547e59e09d6bb77c699acb</meta:generator>
    <meta:document-statistic meta:object-count="269"/>
  </office:meta>
</office:document-meta>
</file>